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6pt" officeooo:paragraph-rsid="001a4ed3" style:font-size-asian="16pt" style:font-size-complex="16pt"/>
    </style:style>
    <style:style style:name="T1" style:family="text">
      <style:text-properties officeooo:rsid="001a4ed3"/>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過去の投資:</text:span> </text:p>
      <text:p text:style-name="P1"><text:span text:style-name="T1"><text:tab/></text:span>• 2022年: 福岡 - ¥15,000,000 </text:p>
      <text:p text:style-name="P1"><text:span text:style-name="T1"><text:tab/></text:span>• 2024年: 東京 - ¥48,900,000 (推定賃料 180,000) </text:p>
      <text:p text:style-name="P1"><text:span text:style-name="T2">年末までの計画された投資:</text:span> </text:p>
      <text:p text:style-name="P1"><text:span text:style-name="T1"><text:tab/></text:span>• 福岡 - ¥12,300,000 (推定賃料 60,000)<text:line-break/><text:span text:style-name="T1"><text:tab/></text:span>• 東京 - ¥24,000,000 (推定賃料 90,000) </text:p>
      <text:p text:style-name="P1"><text:span text:style-name="T2">投資目標:</text:span> </text:p>
      <text:p text:style-name="P1"><text:span text:style-name="T1"><text:tab/></text:span>• 公園に隣接する古い、小規模な建物内のアパートを取得し、20%の所有権を目指す。この位置は、開発業者との交渉において拒否権を行使できるため、新しく開発される公園隣接アパートのユニットに対する販売条件やオプションの交渉を改善し、プレミアム賃料を得ることが可能となる。 </text:p>
      <text:p text:style-name="P1"><text:span text:style-name="T2">財務戦略:</text:span> </text:p>
      <text:p text:style-name="P1"><text:span text:style-name="T1"><text:tab/></text:span>• 古い物件のメンテナンス費用と税金を、東京の物件からの賃貸収入および選定された改装済み福岡の物件で支払う。 2年計画: • 2026年6月までに、上記の投資目標に従い、福岡と東京の両方で¥200,000,000を投資した物件を持つことを目指す。 </text:p>
      <text:p text:style-name="P1"><text:span text:style-name="T2">質問</text:span>: </text:p>
      <text:p text:style-name="P1"><text:span text:style-name="T1"><text:tab/></text:span>• 2024年: 東京 - ¥48,900,000、自分自身に賃貸できますか？ </text:p>
      <text:p text:style-name="P1"><text:span text:style-name="T1"><text:tab/></text:span>• 計画された投資物件、外国人向けの年間契約でビットコインでの支払いはOKですか？ </text:p>
      <text:p text:style-name="P1"><text:span text:style-name="T1"><text:tab/></text:span>• 改装の証明はビザのプロセスに役立ちます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22:48:00.718912735</meta:creation-date>
    <dc:date>2024-03-06T22:56:25.418786457</dc:date>
    <meta:editing-duration>PT8M25S</meta:editing-duration>
    <meta:editing-cycles>2</meta:editing-cycles>
    <meta:generator>LibreOffice/7.5.8.2$Linux_X86_64 LibreOffice_project/50$Build-2</meta:generator>
    <meta:document-statistic meta:table-count="0" meta:image-count="0" meta:object-count="0" meta:page-count="1" meta:paragraph-count="13" meta:word-count="394" meta:character-count="542" meta:non-whitespace-character-count="489"/>
  </office:meta>
</office:document-meta>
</file>